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5">
      <style:text-properties officeooo:rsid="001cec0b" officeooo:paragraph-rsid="00199f8e"/>
    </style:style>
    <style:style style:name="P2" style:family="paragraph" style:parent-style-name="Heading_20_5">
      <style:paragraph-properties fo:margin-top="0.1665in" fo:margin-bottom="0.0835in" style:contextual-spacing="false" fo:keep-with-next="always"/>
      <style:text-properties officeooo:paragraph-rsid="00199f8e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1cec0b" officeooo:paragraph-rsid="00199f8e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rsid="001cec0b" officeooo:paragraph-rsid="00199f8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1cec0b" officeooo:paragraph-rsid="00199f8e"/>
    </style:style>
    <style:style style:name="P6" style:family="paragraph" style:parent-style-name="Text_20_body">
      <style:paragraph-properties fo:margin-top="0.1665in" fo:margin-bottom="0.0835in" style:contextual-spacing="false"/>
      <style:text-properties style:font-name="Liberation Sans" officeooo:rsid="002208d9" officeooo:paragraph-rsid="00199f8e" style:font-name-asian="DejaVu Sans" style:font-name-complex="Lohit Hindi"/>
    </style:style>
    <style:style style:name="P7" style:family="paragraph" style:parent-style-name="Text_20_body" style:list-style-name="L1">
      <style:paragraph-properties fo:margin-top="0.1665in" fo:margin-bottom="0.0835in" style:contextual-spacing="false"/>
      <style:text-properties officeooo:paragraph-rsid="00199f8e"/>
    </style:style>
    <style:style style:name="P8" style:family="paragraph" style:parent-style-name="Text_20_body">
      <style:paragraph-properties fo:text-align="justify" style:justify-single-word="false"/>
      <style:text-properties officeooo:rsid="001cec0b" officeooo:paragraph-rsid="00199f8e"/>
    </style:style>
    <style:style style:name="P9" style:family="paragraph" style:parent-style-name="Text_20_body">
      <style:paragraph-properties fo:text-align="justify" style:justify-single-word="false"/>
      <style:text-properties officeooo:paragraph-rsid="00199f8e"/>
    </style:style>
    <style:style style:name="P10" style:family="paragraph" style:parent-style-name="Heading_20_1">
      <style:paragraph-properties fo:text-align="center" style:justify-single-word="false"/>
      <style:text-properties officeooo:rsid="001cec0b" officeooo:paragraph-rsid="00199f8e"/>
    </style:style>
    <style:style style:name="T1" style:family="text">
      <style:text-properties officeooo:rsid="0021b202"/>
    </style:style>
    <style:style style:name="T2" style:family="text">
      <style:text-properties officeooo:rsid="001cec0b"/>
    </style:style>
    <style:style style:name="T3" style:family="text">
      <style:text-properties officeooo:rsid="001d377b"/>
    </style:style>
    <style:style style:name="T4" style:family="text">
      <style:text-properties officeooo:rsid="001da229"/>
    </style:style>
    <style:style style:name="T5" style:family="text">
      <style:text-properties officeooo:rsid="001e67cf"/>
    </style:style>
    <style:style style:name="T6" style:family="text">
      <style:text-properties officeooo:rsid="001f1aca"/>
    </style:style>
    <style:style style:name="T7" style:family="text">
      <style:text-properties style:font-name="Liberation Sans" officeooo:rsid="00199f8e" style:font-name-asian="DejaVu Sans" style:font-name-complex="Lohit Hind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getto di Programmazione di Rete</text:h>
      <text:p text:style-name="P3">a.a. 2012-2013</text:p>
      <text:p text:style-name="P5"/>
      <text:p text:style-name="P4">Federico Ceriani - VR091943</text:p>
      <text:p text:style-name="P4">Gianluca Rubinacci - VR093283</text:p>
      <text:h text:style-name="P1" text:outline-level="5"/>
      <text:h text:style-name="P1" text:outline-level="5">Descrizione generale</text:h>
      <text:p text:style-name="P8">Il progetto si propone di simulare un<text:span text:style-name="T1"> tavolo da gioco virtuale. In particolare, si uvole modellare un gioco di</text:span> carte collezionabili <text:span text:style-name="T1">online </text:span>e<text:span text:style-name="T1"> </text:span>le interazioni tipiche di <text:span text:style-name="T1">questo ambiente</text:span>: quelle tra<text:span text:style-name="T1"> </text:span>giocator<text:span text:style-name="T1">i</text:span>, tra giocatori e negozio di carte e tra sviluppatori e negozio di carte.</text:p>
      <text:p text:style-name="P9"><text:span text:style-name="T2">Ogni utente ha a disposizione un profilo </text:span><text:span text:style-name="T3">sul quale vengono memorizzate un certo numero di informazioni: uno username e una password per potersi identificare, le carte possedute, il punteggio e il credito accumulati.</text:span><text:span text:style-name="T4"> Partecipando </text:span><text:span text:style-name="T5">a match contro altri giocatori si guadagnano o perdono punti. Il credito può essere accumulato tramite partite o acquista</text:span><text:span text:style-name="T6">to</text:span><text:span text:style-name="T5"> al negozio di carte - per semplicità questa parte sarà solo simulata. Al negozio di carte il credito può essere speso per acquistare carte da gioco.</text:span></text:p>
      <text:p text:style-name="P9"><text:span text:style-name="T5">Gli sviluppatori hanno a disposizione dei profili appositi, e possono aggiungere carte al database del negozio</text:span><text:span text:style-name="T6">.</text:span></text:p>
      <text:h text:style-name="P2" text:outline-level="5"><text:span text:style-name="T7">Caratteristiche</text:span></text:h>
      <text:list xml:id="list1907575256" text:style-name="L1">
        <text:list-item>
          <text:p text:style-name="P7"><text:span text:style-name="T7">client RMI/IIOP</text:span></text:p>
        </text:list-item>
        <text:list-item>
          <text:p text:style-name="P7"><text:span text:style-name="T7">dual server</text:span></text:p>
        </text:list-item>
        <text:list-item>
          <text:p text:style-name="P7"><text:span text:style-name="T7">proxy per autenticazione, su registro rmi</text:span></text:p>
        </text:list-item>
        <text:list-item>
          <text:p text:style-name="P7"><text:span text:style-name="T7">Server di autenticazione e Card Store attivabili, su 2 gruppi di attivazione distinti</text:span></text:p>
        </text:list-item>
        <text:list-item>
          <text:p text:style-name="P7"><text:span text:style-name="T7">SSL per la comunicazione col Card Store</text:span></text:p>
        </text:list-item>
        <text:list-item>
          <text:p text:style-name="P7"><text:span text:style-name="T7">policy specifici, minimali e gerarchici</text:span></text:p>
        </text:list-item>
        <text:list-item>
          <text:p text:style-name="P7"><text:span text:style-name="T7">DGC??</text:span></text:p>
        </text:list-item>
        <text:list-item>
          <text:p text:style-name="P7"><text:span text:style-name="T7">client minimali</text:span></text:p>
        </text:list-item>
        <text:list-item>
          <text:p text:style-name="P7"><text:span text:style-name="T7"/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4:52:11</meta:creation-date>
    <meta:generator>LibreOffice/3.6$Linux_X86_64 LibreOffice_project/360m1$Build-2</meta:generator>
    <dc:date>2013-10-30T17:59:52</dc:date>
    <meta:editing-duration>P0D</meta:editing-duration>
    <meta:editing-cycles>1</meta:editing-cycles>
    <meta:document-statistic meta:table-count="0" meta:image-count="0" meta:object-count="0" meta:page-count="1" meta:paragraph-count="17" meta:word-count="204" meta:character-count="1286" meta:non-whitespace-character-count="1107"/>
  </office:meta>
</office:document-meta>
</file>